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waarden 1a doelfunctie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1">
            <text:p>random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Dorinda van den Dool</meta:initial-creator>
    <dc:creator>Dorinda van den Dool</dc:creator>
    <meta:creation-date>2018-12-06T14:46:05Z</meta:creation-date>
    <dc:date>2018-12-06T15:11:31Z</dc:date>
  </office:meta>
</office:document-meta>
</file>